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6cf" officeooo:paragraph-rsid="0010f4f2"/>
    </style:style>
    <style:style style:name="P2" style:family="paragraph" style:parent-style-name="Standard">
      <style:text-properties officeooo:rsid="0010f4f2" officeooo:paragraph-rsid="0010f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havioral :</text:p>
      <text:p text:style-name="P1"/>
      <text:p text:style-name="P2">Composition : use for run time behavior </text:p>
      <text:p text:style-name="P2">inheritance <text:s/>: for compile time behavior </text:p>
      <text:p text:style-name="P1"/>
      <text:p text:style-name="P2">Strategy design pattern </text:p>
      <text:p text:style-name="P2">Template design patter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58:49.067000000</meta:creation-date>
    <meta:generator>Neat_Office/6.1.3.2$Windows_x86 LibreOffice_project/</meta:generator>
    <dc:date>2019-10-05T07:44:17.701000000</dc:date>
    <meta:editing-duration>P8DT8H40M22S</meta:editing-duration>
    <meta:editing-cycles>2</meta:editing-cycles>
    <meta:document-statistic meta:table-count="0" meta:image-count="0" meta:object-count="0" meta:page-count="1" meta:paragraph-count="5" meta:word-count="21" meta:character-count="141" meta:non-whitespace-character-count="120"/>
  </office:meta>
</office:document-meta>
</file>